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97d7" officeooo:paragraph-rsid="000897d7"/>
    </style:style>
    <style:style style:name="P2" style:family="paragraph" style:parent-style-name="Standard">
      <style:text-properties officeooo:rsid="000a9520" officeooo:paragraph-rsid="000a9520"/>
    </style:style>
    <style:style style:name="P3" style:family="paragraph" style:parent-style-name="Standard">
      <style:text-properties officeooo:rsid="000b5075" officeooo:paragraph-rsid="000eef53"/>
    </style:style>
    <style:style style:name="P4" style:family="paragraph" style:parent-style-name="Standard">
      <style:text-properties officeooo:rsid="000eef53" officeooo:paragraph-rsid="000eef53"/>
    </style:style>
    <style:style style:name="T1" style:family="text">
      <style:text-properties officeooo:rsid="000d8fbb"/>
    </style:style>
    <style:style style:name="T2" style:family="text">
      <style:text-properties officeooo:rsid="000eef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ue 3 Lyrics</text:p>
      <text:p text:style-name="P1">preventDefault() =&gt; de esta <text:span text:style-name="T1">manera</text:span> el <text:span text:style-name="T1">formulario</text:span> no recarga.</text:p>
      <text:p text:style-name="P2">Modelo: piezas de l<text:span text:style-name="T1">ó</text:span>gica de la aplicación. Cada aplicación tiene varios modelos.</text:p>
      <text:p text:style-name="P3">Etiqueta &lt;pre&gt; mantiene formato los espacios para prosa etc.</text:p>
      <text:p text:style-name="P4">Prerendering.</text:p>
      <text:p text:style-name="P4">Tema del SEO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3T20:01:11.328000000</dc:date>
    <meta:editing-duration>PT6H5M32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37" meta:character-count="238" meta:non-whitespace-character-count="207"/>
  </office:meta>
</office:document-meta>
</file>